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Text_20_body" style:list-style-name="L1">
      <style:paragraph-properties fo:margin-top="0cm" fo:margin-bottom="0cm" style:contextual-spacing="false" fo:text-align="justify" style:justify-single-word="false"/>
    </style:style>
    <style:style style:name="P2" style:family="paragraph" style:parent-style-name="Text_20_body" style:list-style-name="L1">
      <style:paragraph-properties fo:text-align="justify"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style:style style:name="P6" style:family="paragraph" style:parent-style-name="Text_20_body">
      <style:paragraph-properties fo:padding-left="0cm" fo:padding-right="0cm" fo:padding-top="0cm" fo:padding-bottom="0.074cm" fo:border-left="none" fo:border-right="none" fo:border-top="none" fo:border-bottom="0.06pt solid #000000" style:join-border="false"/>
    </style:style>
    <style:style style:name="T1"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2" style:family="text">
      <style:text-properties fo:font-style="italic" fo:font-weight="bold"/>
    </style:style>
    <style:style style:name="T3" style:family="text">
      <style:text-properties fo:font-weight="bold"/>
    </style:style>
    <style:style style:name="T4" style:family="text">
      <style:text-properties officeooo:rsid="000c6387"/>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F1846</text:p>
      <text:p text:style-name="Subtitle">UNIDAD DIDÁCTICA 1. ARQUITECTURAS DISTRIBUIDAS ORIENTADAS A SERVICIOS</text:p>
      <text:h text:style-name="Heading_20_3" text:outline-level="3">Características generales de las arquitecturas de servicios distribuidos.</text:h>
      <text:p text:style-name="Standard">Se define como sistema distribuido a un conjunto o grupo de equipos que son independientes entre sí y que actúan como un único equipo de forma transparente y que tienen como objetivo la descentralización del procesamiento o el almacenamiento de información.</text:p>
      <text:p text:style-name="Standard"/>
      <text:p text:style-name="Standard">La distribución distribuida permite obtener grandes prestaciones con un coste razonablemente bajo. En la actualidad, la mayoría de sistemas informáticos son distribuidos y no dependen de un único nodo o equipo para funcionar.</text:p>
      <text:p text:style-name="Standard"/>
      <text:p text:style-name="Standard">Las principales características de un sistema distribuido son:</text:p>
      <text:p text:style-name="Standard"/>
      <text:p text:style-name="Standard"><text:s text:c="4"/>Concurrencia. Una arquitectura distribuida permite que sea utilizada por todos los usuarios que interactúan en la red.</text:p>
      <text:p text:style-name="Standard"><text:s text:c="4"/>Modularidad. Esta característica permite que los sistemas distribuidos sean escalables, teniendo capacidad para crecer de forma simple y eficiente.</text:p>
      <text:p text:style-name="Standard"><text:s text:c="4"/>Transparencia. Proporcionando a los usuarios y las aplicaciones una visión de los recursos del sistema como si se tratase de una única máquina o equipo.</text:p>
      <text:p text:style-name="Standard"><text:s text:c="4"/>No depende de los componentes. Un sistema distribuido no depende de los distintos componentes hardware que lo forman, ya que, si alguno falla, los demás continúan con los procesos sin que el sistema se vea interrumpido o sufra pérdidas de datos.</text:p>
      <text:p text:style-name="Standard"><text:s text:c="4"/>Apertura. La arquitectura distribuida permite añadir nuevos servicios que compartan los recursos existentes sin perjudicar los servicios que ya se están ejecutando. Por eso deben estar diseñados sobre protocolos estándar que permitan utilizar hardware y software de distintos fabricantes o desarrolladores.</text:p>
      <text:p text:style-name="Standard"><text:s text:c="4"/>Carencia de reloj global. Las coordinaciones para la transferencia de mensajes entre los diferentes equipos para la resolución de una o varias tareas, no tienen una temporización general, es decir, se encuentra distribuida a los componentes.</text:p>
      <text:p text:style-name="Standard"/>
      <text:list xml:id="list1004637552" text:style-name="L1">
        <text:list-item>
          <text:p text:style-name="P1"><text:span text:style-name="T3">Orientado a negocio ('</text:span><text:span text:style-name="T2">business-driven</text:span><text:span text:style-name="T3">'):</text:span> es decir, con una arquitectura técnica alineada con la arquitectura de negocio. </text:p>
          <text:p text:style-name="P1"/>
        </text:list-item>
        <text:list-item>
          <text:p text:style-name="P1"><text:span text:style-name="T3">Independiente de suministrador ('</text:span><text:span text:style-name="T2">vendor-independent</text:span><text:span text:style-name="T3">'):</text:span> es decir, no basada en la solución de un fabricante, producto o vendedor concreto sino que diferentes soluciones pueden ser combinadas o sustituidas sin alterar la arquitectura. </text:p>
          <text:p text:style-name="P1"/>
        </text:list-item>
        <text:list-item>
          <text:p text:style-name="P1"><text:span text:style-name="T3">Centrada en la empresa ('</text:span><text:span text:style-name="T2">enterprise-centric</text:span><text:span text:style-name="T3">'):</text:span> el alcance de la arquitectura representa un segmento significativo de la empresa, permitiendo la reutilización y composición de servicios superando así los silos tradicionales de automatización / informatización. </text:p>
          <text:p text:style-name="P1"/>
        </text:list-item>
        <text:list-item>
          <text:p text:style-name="P2"><text:span text:style-name="T3">Centrada en la composición ('</text:span><text:span text:style-name="T2">composition-centric</text:span><text:span text:style-name="T3">'):</text:span> es decir, la arquitectura soporta de forma natural y repetida la agregación de servicios, permitiendo una adaptación ágil al cambio mediante simple composición de servicios. </text:p>
        </text:list-item>
      </text:list>
      <text:p text:style-name="P3"><text:soft-page-break/>Propiedades de una arquitectura orientada a servicios:</text:p>
      <text:p text:style-name="P3">La arquitectura orientada a servicios ofrece las siguientes propiedades:</text:p>
      <text:p text:style-name="P3"/>
      <text:p text:style-name="P3"><text:s text:c="4"/>Los servicios web están autocontenidos</text:p>
      <text:p text:style-name="P3"/>
      <text:p text:style-name="P3"><text:s text:c="4"/>En el lado del cliente, no es necesario ningún software adicional. Un lenguaje de programación con XML (Extensible Markup Language) y soporte de cliente HTTP es suficiente para empezar. En el lado del servidor, se necesita un servidor web y un servidor SOAP. Es posible habilitar una aplicación existente para servicios web sin escribir una sola línea de código.</text:p>
      <text:p text:style-name="P3"><text:s text:c="4"/>Los servicios web son autodescriptivos</text:p>
      <text:p text:style-name="P3"/>
      <text:p text:style-name="P3"><text:s text:c="4"/>Ni el cliente ni el servidor saben o se preocupan por nada además del formato y el contenido de los mensajes de solicitud y respuesta (integración de aplicaciones acopladas libremente). La definición del formato del mensaje viaja con el mensaje; no se necesitan repositorios de metadatos externos ni una herramienta de generación de código.</text:p>
      <text:p text:style-name="P3"><text:s text:c="4"/>Los servicios web se pueden publicar, localizar e invocar a través de Internet</text:p>
      <text:p text:style-name="P3"/>
      <text:p text:style-name="P3"><text:s text:c="4"/>Esta tecnología utiliza estándares de Internet ligeros establecidos como HTTP y aprovecha la infraestructura existente. Algunos otros estándares que son necesarios incluyen, SOAP, Web Services Description Language (WSDL) y UDDI.</text:p>
      <text:p text:style-name="P3"><text:s text:c="4"/>Los servicios web son independientes del idioma e interoperables</text:p>
      <text:p text:style-name="P3"/>
      <text:p text:style-name="P3"><text:s text:c="4"/>El cliente y el servidor se pueden implementar en diferentes entornos. El código existente no tiene que cambiar para poder estar habilitado para servicios web.</text:p>
      <text:p text:style-name="P3"><text:s text:c="4"/>Los servicios web son intrínsecamente abiertos y basados en estándares</text:p>
      <text:p text:style-name="P3"/>
      <text:p text:style-name="P3"><text:s text:c="4"/>XML y HTTP son la base técnica principal para los servicios web. Una gran parte de la tecnología de servicios web se ha creado utilizando proyectos de código abierto.</text:p>
      <text:p text:style-name="P3"><text:s text:c="4"/>Los servicios web son dinámicos</text:p>
      <text:p text:style-name="P3"/>
      <text:p text:style-name="P3"><text:s text:c="4"/>El e-business dinámico puede convertirse en realidad utilizando servicios web porque con UDDI y WSDL puede automatizar la descripción del servicio web y el descubrimiento.</text:p>
      <text:p text:style-name="P3"><text:s text:c="4"/>Los servicios web son composables</text:p>
      <text:p text:style-name="P3"/>
      <text:list xml:id="list200122772884129" text:continue-numbering="true" text:style-name="L1">
        <text:list-item>
          <text:p text:style-name="P2"><text:soft-page-break/><text:s text:c="4"/>Los servicios web simples se pueden agregar a otros más complejos, ya sea utilizando técnicas de flujo de trabajo o llamando a servicios web de capa inferior desde una implementación de servicio web. Los servicios web se pueden encadenar para realizar funciones empresariales de nivel superior. Este encadenamiento acorta el tiempo de desarrollo y permite las mejores implementaciones.</text:p>
        </text:list-item>
        <text:list-item>
          <text:p text:style-name="P2"><text:s text:c="4"/>Los servicios web están ligeramente acoplados</text:p>
        </text:list-item>
        <text:list-item>
          <text:p text:style-name="P2"/>
        </text:list-item>
        <text:list-item>
          <text:p text:style-name="P2"><text:s text:c="4"/>Tradicionalmente, el diseño de la aplicación ha dependido de las estrechas interconexiones en ambos extremos. Los servicios web requieren un nivel de coordinación más sencillo que dé soporte a una reconfiguración más flexible para una integración de los servicios.</text:p>
        </text:list-item>
        <text:list-item>
          <text:p text:style-name="P2"><text:s text:c="4"/>Los servicios web proporcionan acceso programático</text:p>
        </text:list-item>
        <text:list-item>
          <text:p text:style-name="P2"/>
        </text:list-item>
        <text:list-item>
          <text:p text:style-name="P2"><text:s text:c="4"/>El enfoque no proporciona ninguna interfaz gráfica de usuario; funciona a nivel de código. Los consumidores de servicios necesitan conocer las interfaces de los servicios web, pero no necesitan conocer los detalles de la implementación de los servicios.</text:p>
        </text:list-item>
        <text:list-item>
          <text:p text:style-name="P2"><text:s text:c="4"/>Los servicios web proporcionan la capacidad de envolver aplicaciones existentes</text:p>
        </text:list-item>
        <text:list-item>
          <text:p text:style-name="P2"/>
        </text:list-item>
        <text:list-item>
          <text:p text:style-name="P2"><text:s text:c="4"/>Las aplicaciones autónomas ya existentes pueden integrarse fácilmente en SOA implementando un servicio web como interfaz.</text:p>
        </text:list-item>
        <text:list-item>
          <text:p text:style-name="P2"/>
        </text:list-item>
      </text:list>
      <text:p text:style-name="Standard"/>
      <text:p text:style-name="Standard"/>
      <text:h text:style-name="Heading_20_3" text:outline-level="3">Modelo conceptual de las arquitecturas orientadas a servicios</text:h>
      <text:p text:style-name="P3">En esta figura agregamos la capa de integración y la capa de Administración, Monitoreo, Calidad de Servicio y Administración. Ambas capas serán descritas en este post.</text:p>
      <text:p text:style-name="P3"><text:span text:style-name="Strong_20_Emphasis">Capa 1: Sistemas Operacionales</text:span>. Esta capa consiste en las aplicaciones existentes dentro de la empresa, conocidas como legacy systems.Entre estas capas podemos tener CRM´s, ERP´s, aplicaciones de BI, Orientadas a objetos, etc. Todas estas aplicaciones se integran a través de SOA.</text:p>
      <text:p text:style-name="P3"><text:span text:style-name="Strong_20_Emphasis">Capa 2: Capa de Componentes</text:span>: Esta capa es la que contiene los componentes que se encargan de brindar la funcionalidad que exponen los servicios. Esta capa tipicamente usa tecnologías para contener los componentes que existen dentro de esta, tales como servidores de aplicaciones, los cuales a su vez ayudan a llevar a cabo tareas como implementar componentes, a manejar el balanceo de los componente, la disponibilidad, etc.</text:p>
      <text:p text:style-name="P3"><text:span text:style-name="Strong_20_Emphasis">Capa 3: Capa de Servicios</text:span>: En esta capa residen los servicios que la organización decide exponer. Pueden ser descubierto, referenciados directamente, o ser parte de una orquestación o de un servicio compuesto. Normalmente estos servicios exponen la funcionalidad de negocio a través de contratos que permiten invocar los componentes de negocio que se encuentran en la capa de componentes de <text:soft-page-break/>la empresa. Estos contratos permiten cambiar la forma en que se llevan a cabo las tareas sin necesidad de hacer redeploy de los servicios expuestos.</text:p>
      <text:p text:style-name="P3"><text:span text:style-name="Strong_20_Emphasis">Capa 4: Procesos de Negocio – Orquestación</text:span>: En esta capa se exponen las orquestaciones de los servicios. Los servicios estan ligados a estos workflows, y por lo tanto actúan como una sola aplicación. Aqui se utilizan herramientas visuales para construir los flujos de trabajo tales como el diseñador de orquestación de Biztalk Server, o alguna herramienta de terceros que me permita crear workflows en notación BPEL.</text:p>
      <text:p text:style-name="P3"><text:span text:style-name="Strong_20_Emphasis">Capa 5: Capa de Presentación</text:span>. Normalmente esta capa no forma parte de SOA, pero cada día se vuelve más relevante. Los usuarios acceden los servicios y las orquestaciones invocando desde diversas interfaces de usuario la funcionalidad que desean consumir.</text:p>
      <text:p text:style-name="P3"><text:span text:style-name="Strong_20_Emphasis">Capa 6: Integración ( ESB – Enterprise Service Bus ).</text:span> Esta capa facilita la integración de servicios a través de la introducción de un conjunto de capacidad tales como ruteo, mediación de protocolos, mecanismos de transformación, etc. Con el WSDL ( Web Service Description Language ) se especifica el binding, el cual implica la localización del servicio que se provee. Al mismo tiepmo, el ESB nos da la facilidad de tener independencia de la ubicación del servicio para su integración, ya que es el ESB el que al final controla el ruteo de los mensajes que le llegan para ser procesados.</text:p>
      <text:p text:style-name="P3"><text:span text:style-name="Strong_20_Emphasis">Capa 7: Administración, Monitoreo y Calidad del Servicio</text:span>. Esta capa nos da las características requeridas para monitorear, administrar y mantener la calidad del servicio en áreas tales como seguridad, desempeño, y disponibilidad. Se le conoce como el SOA governance. </text:p>
      <text:p text:style-name="Standard"/>
      <text:p text:style-name="Standard"/>
      <text:p text:style-name="Standard"/>
      <text:h text:style-name="Heading_20_3" text:outline-level="3">Aspectos de seguridad en arquitecturas orientadas a servicios</text:h>
      <text:p text:style-name="Standard"/>
      <text:p text:style-name="Text_20_body">Una de las posibles opciones que tenemos para implementar la seguridad en una arquitectura SOA es la de<text:span text:style-name="Strong_20_Emphasis"> propagar las credenciales del cliente</text:span> o del usuario final a través de todos los servicios por lo que pase esta invocación, típicamente desde la pantalla hasta la base de datos.</text:p>
      <text:p text:style-name="Text_20_body">Hay que tener en cuenta que en SOA, hay servicios compuestos y flujos de integración. Por lo tanto, un usuario final (un empleado por ejemplo) desde su aplicación de frontal (hecha por ejemplo en Visual Basic) puede desencadenar la invocación a un servicio web (al pulsar un botón de un formulario por ejemplo). Para hacer esto, necesita enviar las credenciales del usuario (que puede ser su nombre de usuario) con una contraseña o un token de seguridad. Estas credenciales llegarán al primer servicio, y tal vez, desde este servicio se llame a otro o a otros. Por lo tanto, las credenciales del usuario pueden viajar de servicio en servicio, que siempre ejecutarán la lógica de negocio en nombre de ese usuario.</text:p>
      <text:p text:style-name="Text_20_body">Por supuesto, este enfoque tiene varias ventajas en cuanto a la seguridad y auditoría del sistema. Primeramente los servicios se securizan y se deja pasar a o no a un usuario concreto (con nombre y apellidos). Además todas las acciones que se hagan en el servicio, se podrán guardar trazas con el username del usuario final que está pidiendo su ejecución.</text:p>
      <text:p text:style-name="Text_20_body"><text:soft-page-break/>Por el contrario, esto tiene una desventaja muy importante: es necesario dar acceso a ese usuario (o rol que aglutine a varios usuarios) a todos y cada uno de los servicios por los que puede pasar la invocación, que pueden ser uno, dos o decenas.</text:p>
      <text:p text:style-name="Text_20_body">Así que el diseño de una arquitectura SOA debemos estudiar nuestro caso en particular y ver si nos compensa el mayor grado de seguridad los muchos inconvenientes de la propagación de las credenciales del usuario. Realmente, si la seguridad y auditoría de los servicios no es un requisito principal de nuestra empresa ,en mi opinión, no merece la pena.</text:p>
      <text:p text:style-name="Text_20_body">Así pues, establecería<text:span text:style-name="Strong_20_Emphasis"> siguiente política de securización</text:span> : </text:p>
      <text:list xml:id="list2460420386" text:style-name="L2">
        <text:list-item>
          <text:p text:style-name="P5">Los frontales se securizarán mediante roles y se autorizará a cada rol con unos flujos de navegación determinados (conjuntos de pantallas)</text:p>
        </text:list-item>
        <text:list-item>
          <text:p text:style-name="P4">Los servicios estarán securizados con un usuario de aplicación. Es decir, no es de un usuario (como un empleado).</text:p>
        </text:list-item>
      </text:list>
      <text:p text:style-name="Text_20_body">De esta manera logramos securizar todos los servicios sin tener que gestionar el acceso de todos los roles con todos los usuarios de la empresa. En su lugar, sólo habrá que hacerlo con los usuarios de aplicación que serán muchos menos.</text:p>
      <text:p text:style-name="P6">Esto tiene como principal desventaja que ya no se tiene la identidad del usuario final cuando se ejecuta un servicio. Por lo tanto, no podemos generar trazas de auditoría para deja constancia que cierto usuario está ejecutando ciertas acciones. Una forma de mitigar esto sería enviar una cabecera de control en la invocación a los servicios donde se transmita el usuario (username) del cliente final que está invocado. Es decir, la seguridad se hará con usuarios de aplicación pero se transmitirá, además, este username.</text:p>
      <text:p text:style-name="Text_20_body">Seguridad</text:p>
      <text:p text:style-name="Text_20_body">Una de las preocupaciones principales que se deben tener en cuenta a la hora de implementar</text:p>
      <text:p text:style-name="Text_20_body">una arquitectura SOA es la seguridad, en particular la de los mensajes.</text:p>
      <text:p text:style-name="Text_20_body">Los mensajes SOAP que fluyen sobre JMS son fáciles de proteger. En efecto, las colas de mensa-</text:p>
      <text:p text:style-name="Text_20_body">je permiten en general encriptar el canal de comunicaciones y limitar el acceso a las colas exclusi-</text:p>
      <text:p text:style-name="Text_20_body">vamente a los usuarios autorizados. Si el desarrollo se hace en Java utilizando servidores de apli-</text:p>
      <text:p text:style-name="Text_20_body">caciones J2EE, los desarrolladores de la aplicación no necesitan saber el usuario/password para</text:p>
      <text:p text:style-name="Text_20_body">poder leer o escribir a una cola, solo los administradores del sistema, lo que nos da un mayor nivel</text:p>
      <text:p text:style-name="Text_20_body">de seguridad.</text:p>
      <text:p text:style-name="Text_20_body">Si se usa SOAP sobre HTTP, en principio los riesgos son aún mayores ya que no hay manera de</text:p>
      <text:p text:style-name="Text_20_body">controlar fácilmente quién puede invocar el servicio. En cambio, al igual que con SOAP/JMS, es</text:p>
      <text:p text:style-name="Text_20_body">posible encriptar la comunicación utilizando HTTPS en lugar de HTTP.</text:p>
      <text:p text:style-name="Text_20_body">Los estándares de web services también incluyen la normativa WS-Security que está compuesta</text:p>
      <text:p text:style-name="Text_20_body">por dos especificaciones, WS-Encryption y WS-Signature. La primera permite encriptar el mensa-</text:p>
      <text:p text:style-name="Text_20_body">je, lo cual es útil especialmente en situaciones en las que el canal de comunicaciones no es segu-</text:p>
      <text:p text:style-name="Text_20_body"><text:soft-page-break/>ro (generalmente en ambientes de comercio electrónico B2B). La segunda está pensada para ga-</text:p>
      <text:p text:style-name="Text_20_body">rantizar que el contenido del mensaje no pueda ser alterado, aplicando una firma electrónica (en</text:p>
      <text:p text:style-name="Text_20_body">general a parte del documento).</text:p>
      <text:p text:style-name="Text_20_body">Lo importante es entender que existen los medios para crear una infraestructura segura, pero que</text:p>
      <text:p text:style-name="Text_20_body">casi siempre esto se hace a costa de rendimiento. Este costo puede llegar a ser muy alto cuando</text:p>
      <text:p text:style-name="Text_20_body">se trabaja con certificados que deben ser validados a cada llamada a un servicio web. Por lo tan-</text:p>
      <text:p text:style-name="Text_20_body">to, es importante definir unas políticas de seguridad que tengan en cuenta tanto las necesidades</text:p>
      <text:p text:style-name="Text_20_body">de seguridad como de rendimiento e implementarlas de manera consistente. Es recomendable</text:p>
      <text:p text:style-name="Text_20_body">asignar esta responsabilidad a una persona que solo se encargue de esta función ya que se re-</text:p>
      <text:p text:style-name="Text_20_body">quieren de muchos conocimientos específicos que no es razonable exigir a programadores o ad-</text:p>
      <text:p text:style-name="Text_20_body">ministradores del sistema</text:p>
      <text:p text:style-name="Text_20_body"/>
      <text:h text:style-name="Heading_20_3" text:outline-level="3">Implementación de arquitecturas orientadas a servicios mediante tecnologías web</text:h>
      <text:p text:style-name="Text_20_body"/>
      <text:p text:style-name="Standard">JBoss Enterprise SOA Platform que incluye una arquitectura orientada a</text:p>
      <text:p text:style-name="Standard">servicios (SOA) y está compuesta por las siguientes componentes open source</text:p>
      <text:p text:style-name="Standard">[19]: JBoss Enterprise Eervice Bus (ESB) (orquestación de servicios), JBoss</text:p>
      <text:p text:style-name="Standard">jBPM (modelado), JBoss Rules (motor de reglas) y JBoss Enterprise Application</text:p>
      <text:p text:style-name="Standard">Platform (despliegue y ejecución) para integrar aplicaciones, servicios,</text:p>
      <text:p text:style-name="Standard">transacciones y componentes de negocios, dentro de procesos de negocios</text:p>
      <text:p text:style-name="Standard">automatizados [15]. En la figura 1 se muestra cada componente en el contexto de</text:p>
      <text:p text:style-name="Standard">la arquitectura de J<text:span text:style-name="T4">Boss</text:span></text:p>
      <text:p text:style-name="Standard"/>
      <text:p text:style-name="Standard">Oracle BPM, integrada por dos productos, Oracle BPA y Oracle SOA Suite. El</text:p>
      <text:p text:style-name="Standard">primero cuenta con las siguientes componentes: Oracle Business Process</text:p>
      <text:p text:style-name="Standard">Architect (modelado y simulación), Oracle Business Process Publisher</text:p>
      <text:p text:style-name="Standard">(publicación de proceso de negocios), Oracle Business Process Repository y</text:p>
      <text:p text:style-name="Standard">Oracle Business Process Repository Server (repositorio de procesos para trabajo</text:p>
      <text:p text:style-name="Standard">colaborativo). El segundo producto, cuenta con las siguientes componentes</text:p>
      <text:p text:style-name="Standard">Oracle BPEL Process Designer (implementación y despliegue), Oracle BPEL</text:p>
      <text:p text:style-name="Standard">Process Manager (ejecuta y soporta tareas humanas e interacciones de</text:p>
      <text:p text:style-name="Standard">contenido), Orcacle Enterprise Service Bus (transformación y ruteo), Oracle</text:p>
      <text:p text:style-name="Standard">Business Activity Monitoring (monitoreo) y Oracle Business Rules (motor de</text:p>
      <text:p text:style-name="Standard">reglas) [16]. En la figura 2 se muestra cada componente en el contexto de la</text:p>
      <text:p text:style-name="Standard">arquitectura de Oracle BPM</text:p>
      <text:p text:style-name="Standard"/>
      <text:p text:style-name="Standard">IBM WebSphere BPM, integrada por los siguientes productos: WebSphere</text:p>
      <text:p text:style-name="Standard">Process Server (ejecución), WebSphere Enterprise Service Bus (orquestación de</text:p>
      <text:p text:style-name="Standard">servicios), WebSphere Integration Developer (implementación y despliegue),</text:p>
      <text:p text:style-name="Standard">WebSphere Service Registry &amp; Repository (registra y cataloga servicios bajo la</text:p>
      <text:p text:style-name="Standard">idea de “gobierno”2 SOA), WebSphere Business Services Fabric (ensamblado y</text:p>
      <text:p text:style-name="Standard"><text:soft-page-break/>composición de servicios), WebSphere Business Modeler (modelado),</text:p>
      <text:p text:style-name="Standard">WebSphere Business Monitor (monitoreo) [17]. La figura 3 muestra cada</text:p>
      <text:p text:style-name="Standard">componente en el contexto de la arquitectura de IBM WebSphere BP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Text_20_body" style:class="chapter">
      <style:paragraph-properties fo:margin-top="0.106cm" fo:margin-bottom="0.212cm" style:contextual-spacing="false" fo:text-align="center" style:justify-single-word="false"/>
      <style:text-properties fo:font-size="18pt" officeooo:rsid="000792d7"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3T19:05:46.373168935</meta:creation-date>
    <dc:date>2022-09-03T20:01:21.892811808</dc:date>
    <meta:editing-duration>PT30M16S</meta:editing-duration>
    <meta:editing-cycles>6</meta:editing-cycles>
    <meta:generator>LibreOffice/7.3.5.2$Linux_X86_64 LibreOffice_project/30$Build-2</meta:generator>
    <meta:document-statistic meta:table-count="0" meta:image-count="0" meta:object-count="0" meta:page-count="7" meta:paragraph-count="120" meta:word-count="2479" meta:character-count="16162" meta:non-whitespace-character-count="13704"/>
  </office:meta>
</office:document-meta>
</file>